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Firstlineindent" style:master-page-name="MPF0" style:family="paragraph">
      <style:paragraph-properties fo:break-before="page" fo:text-indent="0in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Firstlineindent" style:family="paragraph">
      <style:paragraph-properties fo:text-indent="0in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Firstlineindent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Firstlineindent" style:family="paragraph">
      <style:paragraph-properties fo:text-indent="0in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Firstlineindent" style:family="paragraph">
      <style:paragraph-properties fo:text-indent="0in"/>
      <style:text-properties style:font-name="Times New Roman" style:font-name-complex="Times New Roman" fo:font-size="14pt" style:font-size-asian="14pt" style:font-size-complex="14pt"/>
    </style:style>
    <style:style style:name="P12" style:parent-style-name="Firstlineindent" style:family="paragraph">
      <style:paragraph-properties fo:text-indent="0in"/>
      <style:text-properties style:font-name="Times New Roman" style:font-name-complex="Times New Roman" fo:font-size="14pt" style:font-size-asian="14pt" style:font-size-complex="14pt"/>
    </style:style>
    <style:style style:name="P13" style:parent-style-name="Firstlineindent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Firstlineindent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Firstlineindent" style:family="paragraph">
      <style:paragraph-properties fo:text-indent="0in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18" style:parent-style-name="Строгий" style:family="text">
      <style:text-properties style:font-name="Times New Roman" style:font-name-complex="Times New Roman" style:font-size-complex="14pt"/>
    </style:style>
    <style:style style:name="P19" style:parent-style-name="Standard" style:family="paragraph">
      <style:paragraph-properties fo:text-align="justify"/>
    </style:style>
    <style:style style:name="T20" style:parent-style-name="Основнойшрифтабзаца" style:family="text">
      <style:text-properties style:font-name="Times New Roman" style:font-name-complex="Times New Roman" style:font-size-complex="14pt"/>
    </style:style>
    <style:style style:name="P21" style:parent-style-name="Обычный" style:family="paragraph">
      <style:paragraph-properties fo:text-align="justify"/>
    </style:style>
    <style:style style:name="P22" style:parent-style-name="Обычный" style:family="paragraph">
      <style:paragraph-properties fo:text-align="justify"/>
    </style:style>
    <style:style style:name="T23" style:parent-style-name="Строгий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</style:style>
    <style:style style:name="T25" style:parent-style-name="Основнойшрифтабзаца" style:family="text">
      <style:text-properties style:font-name="Times New Roman" style:font-name-complex="Times New Roman" style:font-size-complex="14pt"/>
    </style:style>
    <style:style style:name="P26" style:parent-style-name="Standard" style:family="paragraph">
      <style:paragraph-properties fo:text-align="justify"/>
    </style:style>
    <style:style style:name="T27" style:parent-style-name="Основнойшрифтабзаца" style:family="text">
      <style:text-properties style:font-name="Times New Roman" style:font-name-complex="Times New Roman" style:font-size-complex="14pt"/>
    </style:style>
    <style:style style:name="T28" style:parent-style-name="Основнойшрифтабзаца" style:family="text">
      <style:text-properties style:font-name="Times New Roman" style:font-name-complex="Times New Roman" style:font-size-complex="14pt"/>
    </style:style>
    <style:style style:name="T29" style:parent-style-name="Основнойшрифтабзаца" style:family="text">
      <style:text-properties style:font-name="Times New Roman" style:font-name-complex="Times New Roman" style:font-size-complex="14pt"/>
    </style:style>
    <style:style style:name="P3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style:font-size-complex="14pt"/>
    </style:style>
    <style:style style:name="P3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34" style:parent-style-name="Standard" style:family="paragraph">
      <style:paragraph-properties fo:text-align="justify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3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style:font-size-complex="14pt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style:font-size-complex="14pt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style:font-size-complex="14pt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style:font-size-complex="14pt"/>
    </style:style>
    <style:style style:name="P40" style:parent-style-name="Standard" style:family="paragraph">
      <style:paragraph-properties fo:text-align="justify"/>
    </style:style>
    <style:style style:name="T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TableColumn44" style:family="table-column">
      <style:table-column-properties style:column-width="0.7902in" style:use-optimal-column-width="false"/>
    </style:style>
    <style:style style:name="TableColumn45" style:family="table-column">
      <style:table-column-properties style:column-width="0.9027in" style:use-optimal-column-width="false"/>
    </style:style>
    <style:style style:name="TableColumn46" style:family="table-column">
      <style:table-column-properties style:column-width="1.6145in" style:use-optimal-column-width="false"/>
    </style:style>
    <style:style style:name="TableColumn47" style:family="table-column">
      <style:table-column-properties style:column-width="0.7895in" style:use-optimal-column-width="false"/>
    </style:style>
    <style:style style:name="TableColumn48" style:family="table-column">
      <style:table-column-properties style:column-width="2.1618in" style:use-optimal-column-width="false"/>
    </style:style>
    <style:style style:name="TableColumn49" style:family="table-column">
      <style:table-column-properties style:column-width="0.743in" style:use-optimal-column-width="false"/>
    </style:style>
    <style:style style:name="Table43" style:family="table">
      <style:table-properties style:width="7.002in" fo:margin-left="0in" table:align="left"/>
    </style:style>
    <style:style style:name="TableRow50" style:family="table-row">
      <style:table-row-properties style:min-row-height="0.6027in" style:use-optimal-row-height="false"/>
    </style:style>
    <style:style style:name="TableCell51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.0194in" fo:padding-left="0in" fo:padding-bottom="0in" fo:padding-right="0.0194in"/>
    </style:style>
    <style:style style:name="P52" style:parent-style-name="TableContents" style:family="paragraph">
      <style:text-properties style:font-name="Times New Roman"/>
    </style:style>
    <style:style style:name="TableCell53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.0194in" fo:padding-left="0in" fo:padding-bottom="0.0194in" fo:padding-right="0.0194in"/>
    </style:style>
    <style:style style:name="P54" style:parent-style-name="TableContents" style:family="paragraph">
      <style:paragraph-properties fo:margin-left="0.0694in" fo:margin-right="0.0784in">
        <style:tab-stops/>
      </style:paragraph-properties>
      <style:text-properties style:font-name="Times New Roman"/>
    </style:style>
    <style:style style:name="TableCell55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.0194in" fo:padding-left="0in" fo:padding-bottom="0.0194in" fo:padding-right="0.0194in"/>
    </style:style>
    <style:style style:name="P56" style:parent-style-name="TableContents" style:family="paragraph">
      <style:paragraph-properties fo:margin-left="0.0555in" fo:margin-right="0.0784in">
        <style:tab-stops/>
      </style:paragraph-properties>
      <style:text-properties style:font-name="Times New Roman"/>
    </style:style>
    <style:style style:name="TableCell57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.0194in" fo:padding-left="0in" fo:padding-bottom="0.0194in" fo:padding-right="0.0194in"/>
    </style:style>
    <style:style style:name="P58" style:parent-style-name="TableContents" style:family="paragraph">
      <style:paragraph-properties fo:margin-left="0.0694in" fo:margin-right="0.0784in">
        <style:tab-stops/>
      </style:paragraph-properties>
      <style:text-properties style:font-name="Times New Roman"/>
    </style:style>
    <style:style style:name="TableCell59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.0194in" fo:padding-left="0in" fo:padding-bottom="0.0194in" fo:padding-right="0.0194in"/>
    </style:style>
    <style:style style:name="P60" style:parent-style-name="TableContents" style:family="paragraph">
      <style:paragraph-properties fo:margin-left="0.0784in" fo:margin-right="0.0784in">
        <style:tab-stops/>
      </style:paragraph-properties>
      <style:text-properties style:font-name="Times New Roman"/>
    </style:style>
    <style:style style:name="TableCell61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.0194in" fo:padding-left="0in" fo:padding-bottom="0.0194in" fo:padding-right="0.0194in"/>
    </style:style>
    <style:style style:name="P62" style:parent-style-name="TableContents" style:family="paragraph">
      <style:paragraph-properties fo:margin-left="0.0694in" fo:margin-right="0.0784in">
        <style:tab-stops/>
      </style:paragraph-properties>
      <style:text-properties style:font-name="Times New Roman"/>
    </style:style>
    <style:style style:name="TableRow63" style:family="table-row">
      <style:table-row-properties style:min-row-height="1.1819in" style:use-optimal-row-height="false"/>
    </style:style>
    <style:style style:name="TableCell64" style:family="table-cell">
      <style:table-cell-properties fo:border="0.0138in solid #000000" style:writing-mode="lr-tb" style:vertical-align="bottom" fo:padding-top="0in" fo:padding-left="0in" fo:padding-bottom="0.0194in" fo:padding-right="0.0194in"/>
    </style:style>
    <style:style style:name="P65" style:parent-style-name="TableContents" style:family="paragraph">
      <style:text-properties style:font-name="Times New Roman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67" style:parent-style-name="TableContents" style:family="paragraph">
      <style:paragraph-properties fo:text-align="start"/>
      <style:text-properties style:font-name="Times New Roman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69" style:parent-style-name="TableContents" style:family="paragraph">
      <style:paragraph-properties fo:margin-left="0.0555in">
        <style:tab-stops/>
      </style:paragraph-properties>
      <style:text-properties style:font-name="Times New Roma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71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73" style:parent-style-name="TableContents" style:family="paragraph">
      <style:text-properties style:font-name="Times New Roman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75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.0194in"/>
    </style:style>
    <style:style style:name="P78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7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.0194in"/>
    </style:style>
    <style:style style:name="P80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8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.0194in"/>
    </style:style>
    <style:style style:name="P82" style:parent-style-name="TableContents" style:family="paragraph">
      <style:paragraph-properties fo:margin-left="0.0555in">
        <style:tab-stops/>
      </style:paragraph-properties>
      <style:text-properties style:font-name="Times New Roman"/>
    </style:style>
    <style:style style:name="TableCell8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.0194in"/>
    </style:style>
    <style:style style:name="P84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8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.0194in"/>
    </style:style>
    <style:style style:name="P86" style:parent-style-name="TableContents" style:family="paragraph">
      <style:paragraph-properties fo:text-align="start"/>
      <style:text-properties style:font-name="Times New Roman"/>
    </style:style>
    <style:style style:name="TableCell8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.0194in"/>
    </style:style>
    <style:style style:name="P88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Row89" style:family="table-row">
      <style:table-row-properties style:min-row-height="0.3111in" style:use-optimal-row-height="false"/>
    </style:style>
    <style:style style:name="TableCell9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91" style:parent-style-name="TableContents" style:family="paragraph">
      <style:paragraph-properties fo:margin-left="0.0694in">
        <style:tab-stops/>
      </style:paragraph-properties>
      <style:text-properties style:font-name="Times New Roman" style:font-name-complex="Times New Roman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93" style:parent-style-name="TableContents" style:family="paragraph">
      <style:paragraph-properties fo:text-align="start"/>
      <style:text-properties style:font-name="Times New Roman" style:font-name-complex="Times New Roman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97" style:parent-style-name="TableContents" style:family="paragraph">
      <style:paragraph-properties fo:text-align="start"/>
      <style:text-properties style:font-name="Times New Roman" style:font-name-complex="Times New Roman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01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03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05" style:parent-style-name="TableContents" style:family="paragraph">
      <style:paragraph-properties fo:margin-left="0.0555in">
        <style:tab-stops/>
      </style:paragraph-properties>
      <style:text-properties style:font-name="Times New Roma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07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09" style:parent-style-name="Обычный" style:family="paragraph">
      <style:paragraph-properties fo:widows="2" fo:orphans="2" fo:text-align="justify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hyphenate="true"/>
    </style:style>
    <style:style style:name="P110" style:parent-style-name="TableContents" style:family="paragraph">
      <style:paragraph-properties fo:text-align="start"/>
      <style:text-properties style:font-name="Times New Roman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12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15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17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19" style:parent-style-name="TableContents" style:family="paragraph">
      <style:paragraph-properties fo:margin-left="0.0555in">
        <style:tab-stops/>
      </style:paragraph-properties>
      <style:text-properties style:font-name="Times New Roman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21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23" style:parent-style-name="Обычный" style:family="paragraph">
      <style:paragraph-properties fo:widows="2" fo:orphans="2" fo:text-align="justify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hyphenate="true"/>
    </style:style>
    <style:style style:name="P124" style:parent-style-name="TableContents" style:family="paragraph">
      <style:paragraph-properties fo:text-align="start"/>
      <style:text-properties style:font-name="Times New Roman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26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29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31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33" style:parent-style-name="TableContents" style:family="paragraph">
      <style:paragraph-properties fo:margin-left="0.0555in">
        <style:tab-stops/>
      </style:paragraph-properties>
      <style:text-properties style:font-name="Times New Roman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35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37" style:parent-style-name="Обычный" style:family="paragraph">
      <style:paragraph-properties fo:widows="2" fo:orphans="2" fo:text-align="justify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hyphenate="true"/>
    </style:style>
    <style:style style:name="P138" style:parent-style-name="TableContents" style:family="paragraph">
      <style:paragraph-properties fo:text-align="start" fo:margin-left="0.0694in">
        <style:tab-stops/>
      </style:paragraph-properties>
      <style:text-properties style:font-name="Times New Roman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.0194in" fo:padding-right="0.0194in"/>
    </style:style>
    <style:style style:name="P140" style:parent-style-name="TableContents" style:family="paragraph">
      <style:paragraph-properties fo:margin-left="0.0694in">
        <style:tab-stops/>
      </style:paragraph-properties>
      <style:text-properties style:font-name="Times New Roman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start"/>
    </style:style>
    <style:style style:name="P164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T165" style:parent-style-name="Основнойшрифтабзаца" style:family="text">
      <style:text-properties fo:font-weight="bold" style:font-weight-asian="bold" style:font-weight-complex="bold"/>
    </style:style>
    <style:style style:name="T16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7" style:parent-style-name="Основнойшрифтабзаца" style:family="text">
      <style:text-properties fo:font-weight="bold" style:font-weight-asian="bold" style:font-weight-complex="bold"/>
    </style:style>
    <style:style style:name="T168" style:parent-style-name="Основнойшрифтабзаца" style:family="text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justify"/>
    </style:style>
    <style:style style:name="T174" style:parent-style-name="Основнойшрифтабзаца" style:family="text">
      <style:text-properties fo:font-weight="bold" style:font-weight-asian="bold" style:font-weight-complex="bold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Standard" style:family="paragraph">
      <style:paragraph-properties fo:text-align="justify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Standard" style:family="paragraph">
      <style:paragraph-properties fo:text-align="justify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8" style:parent-style-name="Standard" style:family="paragraph">
      <style:paragraph-properties fo:text-align="justify"/>
      <style:text-properties fo:language="en" fo:country="US"/>
    </style:style>
    <style:style style:name="P189" style:parent-style-name="Standard" style:family="paragraph">
      <style:paragraph-properties fo:text-align="justify"/>
    </style:style>
    <style:style style:name="T19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P192" style:parent-style-name="Standard" style:family="paragraph">
      <style:paragraph-properties fo:text-align="justify"/>
      <style:text-properties fo:language="en" fo:country="US"/>
    </style:style>
    <style:style style:name="P193" style:parent-style-name="Standard" style:family="paragraph">
      <style:paragraph-properties fo:text-align="justify"/>
      <style:text-properties fo:language="en" fo:country="US"/>
    </style:style>
    <style:style style:name="P194" style:parent-style-name="Standard" style:family="paragraph">
      <style:paragraph-properties fo:text-align="justify"/>
      <style:text-properties fo:language="en" fo:country="US"/>
    </style:style>
    <style:style style:name="P195" style:parent-style-name="Standard" style:family="paragraph">
      <style:paragraph-properties fo:text-align="justify"/>
      <style:text-properties fo:language="en" fo:country="US"/>
    </style:style>
    <style:style style:name="P196" style:parent-style-name="Standard" style:family="paragraph">
      <style:paragraph-properties fo:text-align="justify"/>
      <style:text-properties fo:language="en" fo:country="US"/>
    </style:style>
    <style:style style:name="P197" style:parent-style-name="Standard" style:family="paragraph">
      <style:paragraph-properties fo:text-align="justify"/>
    </style:style>
    <style:style style:name="T19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99" style:parent-style-name="Основнойшрифтабзаца" style:family="text">
      <style:text-properties fo:font-weight="bold" style:font-weight-asian="bold" style:font-weight-complex="bold"/>
    </style:style>
    <style:style style:name="T20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01" style:parent-style-name="Основнойшрифтабзаца" style:family="text">
      <style:text-properties fo:font-weight="bold" style:font-weight-asian="bold" style:font-weight-complex="bold"/>
    </style:style>
    <style:style style:name="T20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03" style:parent-style-name="Standard" style:family="paragraph">
      <style:paragraph-properties fo:text-align="justify"/>
      <style:text-properties fo:language="en" fo:country="US"/>
    </style:style>
    <style:style style:name="P204" style:parent-style-name="Standard" style:family="paragraph">
      <style:paragraph-properties fo:text-align="justify"/>
      <style:text-properties fo:language="en" fo:country="US"/>
    </style:style>
    <style:style style:name="P205" style:parent-style-name="Standard" style:family="paragraph">
      <style:paragraph-properties fo:text-align="justify"/>
      <style:text-properties fo:language="en" fo:country="US"/>
    </style:style>
    <style:style style:name="P206" style:parent-style-name="Standard" style:family="paragraph">
      <style:paragraph-properties fo:text-align="justify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2" style:parent-style-name="Standard" style:family="paragraph">
      <style:paragraph-properties fo:text-align="justify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c2" style:family="text">
      <style:text-properties fo:language="en" fo:country="US"/>
    </style:style>
    <style:style style:name="P221" style:parent-style-name="Standard" style:family="paragraph">
      <style:paragraph-properties fo:text-align="justify"/>
    </style:style>
    <style:style style:name="T222" style:parent-style-name="c2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c2" style:family="text">
      <style:text-properties fo:language="en" fo:country="US"/>
    </style:style>
    <style:style style:name="P225" style:parent-style-name="Standard" style:family="paragraph">
      <style:paragraph-properties fo:text-align="justify"/>
    </style:style>
    <style:style style:name="T226" style:parent-style-name="c2" style:family="text">
      <style:text-properties fo:language="en" fo:country="US"/>
    </style:style>
    <style:style style:name="T227" style:parent-style-name="c2" style:family="text">
      <style:text-properties fo:language="en" fo:country="US"/>
    </style:style>
    <style:style style:name="P228" style:parent-style-name="Standard" style:family="paragraph">
      <style:paragraph-properties fo:text-align="justify"/>
    </style:style>
    <style:style style:name="T229" style:parent-style-name="c2" style:family="text">
      <style:text-properties fo:language="en" fo:country="US"/>
    </style:style>
    <style:style style:name="T230" style:parent-style-name="c2" style:family="text">
      <style:text-properties fo:language="en" fo:country="US"/>
    </style:style>
    <style:style style:name="P231" style:parent-style-name="Standard" style:family="paragraph">
      <style:paragraph-properties fo:text-align="justify"/>
    </style:style>
    <style:style style:name="T232" style:parent-style-name="c2" style:family="text">
      <style:text-properties fo:language="en" fo:country="US"/>
    </style:style>
    <style:style style:name="T233" style:parent-style-name="c2" style:family="text">
      <style:text-properties fo:language="en" fo:country="US"/>
    </style:style>
    <style:style style:name="P234" style:parent-style-name="Standard" style:family="paragraph">
      <style:paragraph-properties fo:text-align="justify"/>
    </style:style>
    <style:style style:name="T235" style:parent-style-name="c2" style:family="text">
      <style:text-properties fo:language="en" fo:country="US"/>
    </style:style>
    <style:style style:name="T236" style:parent-style-name="c2" style:family="text">
      <style:text-properties fo:language="en" fo:country="US"/>
    </style:style>
    <style:style style:name="P237" style:parent-style-name="Standard" style:family="paragraph">
      <style:paragraph-properties fo:text-align="justify"/>
    </style:style>
    <style:style style:name="T238" style:parent-style-name="c2" style:family="text">
      <style:text-properties fo:language="en" fo:country="US"/>
    </style:style>
    <style:style style:name="T239" style:parent-style-name="c2" style:family="text">
      <style:text-properties fo:language="en" fo:country="US"/>
    </style:style>
    <style:style style:name="P240" style:parent-style-name="Standard" style:family="paragraph">
      <style:paragraph-properties fo:text-align="justify"/>
    </style:style>
    <style:style style:name="T241" style:parent-style-name="c2" style:family="text">
      <style:text-properties fo:language="en" fo:country="US"/>
    </style:style>
    <style:style style:name="T242" style:parent-style-name="c2" style:family="text">
      <style:text-properties fo:language="en" fo:country="US"/>
    </style:style>
    <style:style style:name="P243" style:parent-style-name="Standard" style:family="paragraph">
      <style:paragraph-properties fo:text-align="justify"/>
    </style:style>
    <style:style style:name="T244" style:parent-style-name="c2" style:family="text">
      <style:text-properties fo:language="en" fo:country="US"/>
    </style:style>
    <style:style style:name="T245" style:parent-style-name="c2" style:family="text">
      <style:text-properties fo:language="en" fo:country="US"/>
    </style:style>
    <style:style style:name="P246" style:parent-style-name="Standard" style:family="paragraph">
      <style:paragraph-properties fo:text-align="justify"/>
    </style:style>
    <style:style style:name="T247" style:parent-style-name="c2" style:family="text">
      <style:text-properties fo:language="en" fo:country="US"/>
    </style:style>
    <style:style style:name="T248" style:parent-style-name="c2" style:family="text">
      <style:text-properties fo:language="en" fo:country="US"/>
    </style:style>
    <style:style style:name="P249" style:parent-style-name="Standard" style:family="paragraph">
      <style:paragraph-properties fo:text-align="justify"/>
    </style:style>
    <style:style style:name="T250" style:parent-style-name="c2" style:family="text">
      <style:text-properties fo:language="en" fo:country="US"/>
    </style:style>
    <style:style style:name="T25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52" style:parent-style-name="Основнойшрифтабзаца" style:family="text">
      <style:text-properties fo:font-weight="bold" style:font-weight-asian="bold" style:font-weight-complex="bold"/>
    </style:style>
    <style:style style:name="T25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54" style:parent-style-name="Standard" style:family="paragraph">
      <style:paragraph-properties fo:text-align="justify"/>
      <style:text-properties fo:language="en" fo:country="US"/>
    </style:style>
    <style:style style:name="P255" style:parent-style-name="Standard" style:family="paragraph">
      <style:paragraph-properties fo:text-align="justify"/>
      <style:text-properties fo:language="en" fo:country="US"/>
    </style:style>
    <style:style style:name="P256" style:parent-style-name="Standard" style:family="paragraph">
      <style:paragraph-properties fo:text-align="justify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Standard" style:family="paragraph">
      <style:paragraph-properties fo:text-align="justify"/>
    </style:style>
    <style:style style:name="T259" style:parent-style-name="Основнойшрифтабзаца" style:family="text">
      <style:text-properties fo:language="en" fo:country="US"/>
    </style:style>
    <style:style style:name="P260" style:parent-style-name="Standard" style:family="paragraph">
      <style:paragraph-properties fo:text-align="justify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T263" style:parent-style-name="Основнойшрифтабзаца" style:family="text">
      <style:text-properties fo:font-weight="bold" style:font-weight-asian="bold" style:font-weight-complex="bold"/>
    </style:style>
    <style:style style:name="T26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65" style:parent-style-name="Основнойшрифтабзаца" style:family="text">
      <style:text-properties fo:font-weight="bold" style:font-weight-asian="bold" style:font-weight-complex="bold"/>
    </style:style>
    <style:style style:name="T266" style:parent-style-name="Основнойшрифтабзаца" style:family="text">
      <style:text-properties fo:font-weight="bold" style:font-weight-asian="bold" style:font-weight-complex="bold"/>
    </style:style>
    <style:style style:name="T267" style:parent-style-name="Основнойшрифтабзаца" style:family="text">
      <style:text-properties fo:font-weight="bold" style:font-weight-asian="bold" style:font-weight-complex="bold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1" style:parent-style-name="Standard" style:family="paragraph">
      <style:paragraph-properties fo:text-align="justify"/>
    </style:style>
    <style:style style:name="T272" style:parent-style-name="Основнойшрифтабзаца" style:family="text">
      <style:text-properties fo:font-weight="bold" style:font-weight-asian="bold" style:font-weight-complex="bold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Standard" style:family="paragraph">
      <style:paragraph-properties fo:text-align="justify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Standard" style:family="paragraph">
      <style:paragraph-properties fo:text-align="justify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P281" style:parent-style-name="Standard" style:family="paragraph">
      <style:paragraph-properties fo:text-align="justify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P284" style:parent-style-name="Standard" style:family="paragraph">
      <style:paragraph-properties fo:text-align="justify"/>
    </style:style>
    <style:style style:name="T285" style:parent-style-name="Основнойшрифтабзаца" style:family="text">
      <style:text-properties fo:language="en" fo:country="US"/>
    </style:style>
    <style:style style:name="P286" style:parent-style-name="Standard" style:family="paragraph">
      <style:paragraph-properties fo:text-align="justify"/>
    </style:style>
    <style:style style:name="T287" style:parent-style-name="Основнойшрифтабзаца" style:family="text">
      <style:text-properties fo:font-weight="bold" style:font-weight-asian="bold" style:font-weight-complex="bold"/>
    </style:style>
    <style:style style:name="T288" style:parent-style-name="Основнойшрифтабзаца" style:family="text">
      <style:text-properties fo:font-weight="bold" style:font-weight-asian="bold" style:font-weight-complex="bold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P290" style:parent-style-name="Standard" style:family="paragraph">
      <style:paragraph-properties fo:text-align="justify"/>
    </style:style>
    <style:style style:name="T29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P293" style:parent-style-name="Standard" style:family="paragraph">
      <style:paragraph-properties fo:text-align="justify"/>
      <style:text-properties fo:language="en" fo:country="US"/>
    </style:style>
    <style:style style:name="P294" style:parent-style-name="Standard" style:family="paragraph">
      <style:paragraph-properties fo:text-align="justify"/>
      <style:text-properties fo:language="en" fo:country="US"/>
    </style:style>
    <style:style style:name="P295" style:parent-style-name="Standard" style:family="paragraph">
      <style:paragraph-properties fo:text-align="justify"/>
      <style:text-properties fo:language="en" fo:country="US"/>
    </style:style>
    <style:style style:name="P296" style:parent-style-name="Standard" style:family="paragraph">
      <style:paragraph-properties fo:text-align="justify"/>
      <style:text-properties fo:language="en" fo:country="US"/>
    </style:style>
    <style:style style:name="P297" style:parent-style-name="Standard" style:family="paragraph">
      <style:paragraph-properties fo:text-align="justify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Standard" style:family="paragraph">
      <style:paragraph-properties fo:text-align="justify"/>
    </style:style>
    <style:style style:name="T303" style:parent-style-name="Основнойшрифтабзаца" style:family="text">
      <style:text-properties fo:font-weight="bold" style:font-weight-asian="bold" style:font-weight-complex="bold"/>
    </style:style>
    <style:style style:name="T304" style:parent-style-name="Основнойшрифтабзаца" style:family="text">
      <style:text-properties fo:font-weight="bold" style:font-weight-asian="bold" style:font-weight-complex="bold"/>
    </style:style>
    <style:style style:name="T305" style:parent-style-name="Основнойшрифтабзаца" style:family="text">
      <style:text-properties fo:font-weight="bold" style:font-weight-asian="bold" style:font-weight-complex="bold"/>
    </style:style>
    <style:style style:name="T306" style:parent-style-name="Основнойшрифтабзаца" style:family="text">
      <style:text-properties fo:font-weight="bold" style:font-weight-asian="bold" style:font-weight-complex="bold"/>
    </style:style>
    <style:style style:name="T307" style:parent-style-name="Основнойшрифтабзаца" style:family="text">
      <style:text-properties fo:font-weight="bold" style:font-weight-asian="bold" style:font-weight-complex="bold"/>
    </style:style>
    <style:style style:name="P308" style:parent-style-name="Standard" style:family="paragraph">
      <style:paragraph-properties fo:text-align="justify"/>
      <style:text-properties fo:language="en" fo:country="US"/>
    </style:style>
    <style:style style:name="P309" style:parent-style-name="Standard" style:family="paragraph">
      <style:paragraph-properties fo:text-align="justify"/>
      <style:text-properties fo:language="en" fo:country="US"/>
    </style:style>
    <style:style style:name="P310" style:parent-style-name="Standard" style:family="paragraph">
      <style:paragraph-properties fo:text-align="justify"/>
      <style:text-properties fo:language="en" fo:country="US"/>
    </style:style>
    <style:style style:name="P311" style:parent-style-name="Standard" style:family="paragraph">
      <style:paragraph-properties fo:text-align="justify"/>
      <style:text-properties fo:language="en" fo:country="US"/>
    </style:style>
    <style:style style:name="P312" style:parent-style-name="Standard" style:family="paragraph">
      <style:paragraph-properties fo:text-align="justify"/>
      <style:text-properties fo:language="en" fo:country="US"/>
    </style:style>
    <style:style style:name="P3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4" style:parent-style-name="Standard" style:family="paragraph">
      <style:paragraph-properties fo:text-align="justify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c2" style:family="text">
      <style:text-properties fo:language="en" fo:country="US"/>
    </style:style>
    <style:style style:name="P317" style:parent-style-name="Standard" style:family="paragraph">
      <style:paragraph-properties fo:text-align="justify"/>
    </style:style>
    <style:style style:name="T318" style:parent-style-name="c2" style:family="text">
      <style:text-properties fo:language="en" fo:country="US"/>
    </style:style>
    <style:style style:name="T319" style:parent-style-name="c2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c2" style:family="text">
      <style:text-properties fo:language="en" fo:country="US"/>
    </style:style>
    <style:style style:name="P322" style:parent-style-name="Standard" style:family="paragraph">
      <style:paragraph-properties fo:text-align="justify"/>
    </style:style>
    <style:style style:name="T323" style:parent-style-name="c2" style:family="text">
      <style:text-properties fo:language="en" fo:country="US"/>
    </style:style>
    <style:style style:name="P324" style:parent-style-name="Standard" style:family="paragraph">
      <style:paragraph-properties fo:text-align="justify"/>
    </style:style>
    <style:style style:name="T325" style:parent-style-name="c2" style:family="text">
      <style:text-properties fo:language="en" fo:country="US"/>
    </style:style>
    <style:style style:name="P326" style:parent-style-name="Standard" style:family="paragraph">
      <style:paragraph-properties fo:text-align="justify"/>
    </style:style>
    <style:style style:name="T327" style:parent-style-name="c2" style:family="text">
      <style:text-properties fo:language="en" fo:country="US"/>
    </style:style>
    <style:style style:name="P328" style:parent-style-name="Standard" style:family="paragraph">
      <style:paragraph-properties fo:text-align="justify"/>
    </style:style>
    <style:style style:name="T329" style:parent-style-name="c2" style:family="text">
      <style:text-properties fo:language="en" fo:country="US"/>
    </style:style>
    <style:style style:name="P330" style:parent-style-name="Standard" style:family="paragraph">
      <style:paragraph-properties fo:text-align="justify"/>
    </style:style>
    <style:style style:name="T331" style:parent-style-name="c2" style:family="text">
      <style:text-properties fo:language="en" fo:country="US"/>
    </style:style>
    <style:style style:name="P332" style:parent-style-name="Standard" style:family="paragraph">
      <style:paragraph-properties fo:text-align="justify"/>
    </style:style>
    <style:style style:name="T333" style:parent-style-name="c2" style:family="text">
      <style:text-properties fo:language="en" fo:country="US"/>
    </style:style>
    <style:style style:name="P334" style:parent-style-name="Standard" style:family="paragraph">
      <style:paragraph-properties fo:text-align="justify"/>
    </style:style>
    <style:style style:name="T335" style:parent-style-name="c2" style:family="text">
      <style:text-properties fo:language="en" fo:country="US"/>
    </style:style>
    <style:style style:name="T336" style:parent-style-name="c2" style:family="text">
      <style:text-properties fo:language="en" fo:country="US"/>
    </style:style>
    <style:style style:name="P337" style:parent-style-name="Standard" style:family="paragraph">
      <style:paragraph-properties fo:text-align="justify"/>
    </style:style>
    <style:style style:name="T338" style:parent-style-name="c2" style:family="text">
      <style:text-properties fo:language="en" fo:country="US"/>
    </style:style>
    <style:style style:name="T339" style:parent-style-name="c2" style:family="text">
      <style:text-properties fo:language="en" fo:country="US"/>
    </style:style>
    <style:style style:name="P340" style:parent-style-name="Standard" style:family="paragraph">
      <style:paragraph-properties fo:text-align="justify"/>
    </style:style>
    <style:style style:name="T341" style:parent-style-name="c2" style:family="text">
      <style:text-properties fo:language="en" fo:country="US"/>
    </style:style>
    <style:style style:name="T34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43" style:parent-style-name="Основнойшрифтабзаца" style:family="text">
      <style:text-properties fo:font-weight="bold" style:font-weight-asian="bold" style:font-weight-complex="bold"/>
    </style:style>
    <style:style style:name="T34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45" style:parent-style-name="Standard" style:family="paragraph">
      <style:paragraph-properties fo:text-align="justify"/>
      <style:text-properties fo:language="en" fo:country="US"/>
    </style:style>
    <style:style style:name="P346" style:parent-style-name="Standard" style:family="paragraph">
      <style:paragraph-properties fo:text-align="justify"/>
      <style:text-properties fo:language="en" fo:country="US"/>
    </style:style>
    <style:style style:name="P347" style:parent-style-name="Standard" style:family="paragraph">
      <style:paragraph-properties fo:text-align="justify"/>
      <style:text-properties fo:language="en" fo:country="US"/>
    </style:style>
    <style:style style:name="P348" style:parent-style-name="Standard" style:family="paragraph">
      <style:paragraph-properties fo:text-align="justify"/>
      <style:text-properties fo:language="en" fo:country="US"/>
    </style:style>
    <style:style style:name="P349" style:parent-style-name="Standard" style:family="paragraph">
      <style:paragraph-properties fo:text-align="justify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font-weight="bold" style:font-weight-asian="bold" style:font-weight-complex="bold"/>
    </style:style>
    <style:style style:name="T352" style:parent-style-name="Основнойшрифтабзаца" style:family="text">
      <style:text-properties fo:font-weight="bold" style:font-weight-asian="bold" style:font-weight-complex="bold"/>
    </style:style>
    <style:style style:name="T353" style:parent-style-name="Основнойшрифтабзаца" style:family="text">
      <style:text-properties fo:font-weight="bold" style:font-weight-asian="bold" style:font-weight-complex="bold"/>
    </style:style>
    <style:style style:name="P354" style:parent-style-name="Standard" style:family="paragraph">
      <style:text-properties fo:font-weight="bold" style:font-weight-asian="bold" style:font-weight-complex="bold"/>
    </style:style>
    <style:style style:name="P35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6" style:parent-style-name="Standard" style:family="paragraph">
      <style:paragraph-properties fo:text-align="justify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P359" style:parent-style-name="Standard" style:family="paragraph">
      <style:paragraph-properties fo:text-align="justify"/>
      <style:text-properties fo:language="en" fo:country="US"/>
    </style:style>
    <style:style style:name="P360" style:parent-style-name="Standard" style:family="paragraph">
      <style:paragraph-properties fo:text-align="justify"/>
      <style:text-properties fo:language="en" fo:country="US"/>
    </style:style>
    <style:style style:name="P361" style:parent-style-name="Standard" style:family="paragraph">
      <style:paragraph-properties fo:text-align="justify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Standard" style:family="paragraph">
      <style:paragraph-properties fo:text-align="justify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67" style:parent-style-name="Standard" style:family="paragraph">
      <style:paragraph-properties fo:text-align="justify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P3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5" style:parent-style-name="Standard" style:family="paragraph">
      <style:paragraph-properties fo:text-align="justify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P38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86" style:parent-style-name="Standard" style:family="paragraph">
      <style:paragraph-properties fo:text-align="justify"/>
    </style:style>
    <style:style style:name="T387" style:parent-style-name="Основнойшрифтабзаца" style:family="text">
      <style:text-properties fo:font-weight="bold" style:font-weight-asian="bold" style:font-weight-complex="bold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T389" style:parent-style-name="Основнойшрифтабзаца" style:family="text">
      <style:text-properties fo:font-weight="bold" style:font-weight-asian="bold" style:font-weight-complex="bold"/>
    </style:style>
    <style:style style:name="T390" style:parent-style-name="Основнойшрифтабзаца" style:family="text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93" style:parent-style-name="Standard" style:family="paragraph">
      <style:paragraph-properties fo:text-align="justify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Standard" style:family="paragraph">
      <style:paragraph-properties fo:text-align="justify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P399" style:parent-style-name="Standard" style:family="paragraph">
      <style:paragraph-properties fo:text-align="justify"/>
      <style:text-properties fo:language="en" fo:country="US"/>
    </style:style>
    <style:style style:name="P400" style:parent-style-name="Standard" style:family="paragraph">
      <style:paragraph-properties fo:text-align="justify"/>
      <style:text-properties fo:language="en" fo:country="US"/>
    </style:style>
    <style:style style:name="P401" style:parent-style-name="Standard" style:family="paragraph">
      <style:paragraph-properties fo:text-align="justify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P405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40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07" style:parent-style-name="Standard" style:family="paragraph">
      <style:paragraph-properties fo:text-align="justify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P4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12" style:parent-style-name="Standard" style:family="paragraph">
      <style:paragraph-properties fo:text-align="justify"/>
    </style:style>
    <style:style style:name="P4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15" style:parent-style-name="Standard" style:family="paragraph">
      <style:paragraph-properties fo:text-align="justify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P4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26" style:parent-style-name="Standard" style:family="paragraph">
      <style:paragraph-properties fo:text-align="justify"/>
    </style:style>
    <style:style style:name="T427" style:parent-style-name="Основнойшрифтабзаца" style:family="text">
      <style:text-properties fo:font-weight="bold" style:font-weight-asian="bold" style:font-weight-complex="bold"/>
    </style:style>
    <style:style style:name="P428" style:parent-style-name="Standard" style:family="paragraph">
      <style:paragraph-properties fo:text-align="justify"/>
    </style:style>
    <style:style style:name="P429" style:parent-style-name="Standard" style:family="paragraph">
      <style:paragraph-properties fo:text-align="justify"/>
    </style:style>
    <style:style style:name="P430" style:parent-style-name="Standard" style:family="paragraph">
      <style:paragraph-properties fo:text-align="justify"/>
    </style:style>
    <style:style style:name="P431" style:parent-style-name="Standard" style:family="paragraph">
      <style:paragraph-properties fo:text-align="justify"/>
    </style:style>
    <style:style style:name="P432" style:parent-style-name="Standard" style:family="paragraph">
      <style:paragraph-properties fo:text-align="justify"/>
    </style:style>
  </office:automatic-styles>
  <office:body>
    <office:text text:use-soft-page-breaks="true">
      <text:p text:style-name="P1"><text:span text:style-name="T2">Тематическая контрольная работа по английскому языку во 2-х классах</text:span><text:line-break/><text:span text:style-name="T3">1.Назначение тематической контрольной работы</text:span></text:p>
      <text:p text:style-name="P4"><text:span text:style-name="T5">Работа предназначена для проведения процедуры контроля индивидуальных достижений учащихся в образовательном<text:s/></text:span><text:span text:style-name="T6">учреждении по предметной области «Английский язык» в начале 2-го полугодия. Тематическая контрольная работа по английскому языку ставит своей целью определение уровня усвоения учащимися основных знаний и умений по предмету.</text:span></text:p>
      <text:p text:style-name="P7"/>
      <text:p text:style-name="P8"><text:span text:style-name="T9">2.</text:span><text:span text:style-name="T10">Документы, определяющие содержание и характеристики диагностической работы</text:span></text:p>
      <text:p text:style-name="P11">1.Федеральный государственный образовательный стандарт основного общего образования, утвержденный приказом Минпросвещения от 31.05.2021 № 286.</text:p>
      <text:p text:style-name="P12">2.Федеральная общеобразовательная программа начального общего образования, утвержденная приказом Минпросвещения от 18.05.2023 № 372.</text:p>
      <text:p text:style-name="P13"/>
      <text:p text:style-name="P14">3.Условия проведения диагностической работы</text:p>
      <text:p text:style-name="P15">При проведении тематической контрольной работы предусматривается строгое соблюдение порядка организации и проведения независимой диагностики. Материалы и оборудование для выполнения работы: печатные тексты работы для каждого обучающегося. Учитывая начальную стадию обучения учащихся английскому языку, все инструкции даны на русском языке.<text:s/></text:p>
      <text:p text:style-name="P16"/>
      <text:p text:style-name="P17"><text:span text:style-name="T18">4. Время выполнения диагностической работы</text:span></text:p>
      <text:p text:style-name="P19"><text:span text:style-name="T20">На выполнение всей работы отводится 40 минут. Для инструктажа обучающихся отводятся дополнительные 1–2 минуты.</text:span></text:p>
      <text:p text:style-name="P21"/>
      <text:p text:style-name="P22"><text:span text:style-name="T23">5. Содержание и структура диагностической работы</text:span></text:p>
      <text:p text:style-name="P24"><text:span text:style-name="T25">Общее число заданий -5. Работа состоит из 1 части.</text:span></text:p>
      <text:p text:style-name="P26"><text:span text:style-name="T27">Контрольная работа содержит первое задание,в котором<text:s/></text:span><text:span text:style-name="T28">необходимо записать услышанную под диктовку заглавную и прописные буквы английского алфавита. Второе задание с выбором ответа (один верный ответ из трёх предложенных). В третьем задании необходимо написать перевод фраз (с английского языка на русский). В четвёртом задании необходимо соединить цифру с её написанным переводом на английском языке. В пятом задании — раскрасить фигуры в соответствии с заданным цветом. В шестом задании необходимо вставить пропущенные английские буквы в пропуски. С помощью заданий</text:span><text:span text:style-name="T29"><text:s/>проверяется уровень подготовки учащихся — умения и навыки в области лексики и грамматики.</text:span></text:p>
      <text:p text:style-name="P30"/>
      <text:p text:style-name="P31"/>
      <text:p text:style-name="P32"><text:span text:style-name="T33">За выполнение каждого задания выставляется 1 балл.</text:span></text:p>
      <text:p text:style-name="P34"><text:span text:style-name="T35">Общее количество баллов — 31.</text:span></text:p>
      <text:p text:style-name="P36"/>
      <text:p text:style-name="P37"/>
      <text:p text:style-name="P38"/>
      <text:p text:style-name="P39"/>
      <text:p text:style-name="P40"><text:span text:style-name="T41">Кодификатор элементов содержания по иностранному языку (английский язык)</text:span></text:p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№<text:s/>задания</text:p>
          </table:table-cell>
          <table:table-cell table:style-name="TableCell53">
            <text:p text:style-name="P54">Уровень сложности</text:p>
          </table:table-cell>
          <table:table-cell table:style-name="TableCell55">
            <text:p text:style-name="P56">Максимальный балл</text:p>
          </table:table-cell>
          <table:table-cell table:style-name="TableCell57">
            <text:p text:style-name="P58">КЭС</text:p>
          </table:table-cell>
          <table:table-cell table:style-name="TableCell59">
            <text:p text:style-name="P60">Контролируемые элементы содержания</text:p>
          </table:table-cell>
          <table:table-cell table:style-name="TableCell61">
            <text:p text:style-name="P62">Ответ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Базовый</text:p>
          </table:table-cell>
          <table:table-cell table:style-name="TableCell68">
            <text:p text:style-name="P69">10</text:p>
          </table:table-cell>
          <table:table-cell table:style-name="TableCell70">
            <text:p text:style-name="P71"/>
          </table:table-cell>
          <table:table-cell table:style-name="TableCell72">
            <text:p text:style-name="P73">Дополнительно: умение воспроизвести в письменной речи воспринимаемой на слух буквы английского алфавита</text:p>
          </table:table-cell>
          <table:table-cell table:style-name="TableCell74">
            <text:p text:style-name="P75">КО</text:p>
          </table:table-cell>
        </table:table-row>
        <table:table-row table:style-name="TableRow76">
          <table:table-cell table:style-name="TableCell77">
            <text:p text:style-name="P78">2</text:p>
          </table:table-cell>
          <table:table-cell table:style-name="TableCell79">
            <text:p text:style-name="P80">Базовый</text:p>
          </table:table-cell>
          <table:table-cell table:style-name="TableCell81">
            <text:p text:style-name="P82">2</text:p>
          </table:table-cell>
          <table:table-cell table:style-name="TableCell83">
            <text:p text:style-name="P84">1.1.2</text:p>
          </table:table-cell>
          <table:table-cell table:style-name="TableCell85">
            <text:p text:style-name="P86">Диалог – расспрос<text:s/>(запрос информации и ответ на него)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P97"/>
          </table:table-cell>
          <table:table-cell table:style-name="TableCell98">
            <text:p text:style-name="TableContents">ВО</text:p>
          </table:table-cell>
        </table:table-row>
        <table:table-row table:style-name="TableRow99">
          <table:table-cell table:style-name="TableCell100">
            <text:p text:style-name="P101">3</text:p>
          </table:table-cell>
          <table:table-cell table:style-name="TableCell102">
            <text:p text:style-name="P103">Базовый</text:p>
          </table:table-cell>
          <table:table-cell table:style-name="TableCell104">
            <text:p text:style-name="P105">4</text:p>
          </table:table-cell>
          <table:table-cell table:style-name="TableCell106">
            <text:p text:style-name="P107">5.4.1</text:p>
          </table:table-cell>
          <table:table-cell table:style-name="TableCell108">
            <text:p text:style-name="P109">Лексические единицы, обслуживающие ситуации общения, в пределах тематики начальной школы, в объёме 500 лексических единиц для двустороннего (рецептивного и продуктивного) усвоения,<text:s/>простейшие устойчивые <text:s/>словосочетания, оценочная лексика и речевые клише как элементы речевого этикета, отражающие культуру англоговорящих стран.</text:p>
            <text:p text:style-name="P110"/>
          </table:table-cell>
          <table:table-cell table:style-name="TableCell111">
            <text:p text:style-name="P112">РО</text:p>
          </table:table-cell>
        </table:table-row>
        <table:table-row table:style-name="TableRow113">
          <table:table-cell table:style-name="TableCell114">
            <text:p text:style-name="P115">4</text:p>
          </table:table-cell>
          <table:table-cell table:style-name="TableCell116">
            <text:p text:style-name="P117">Базовый</text:p>
          </table:table-cell>
          <table:table-cell table:style-name="TableCell118">
            <text:p text:style-name="P119">10</text:p>
          </table:table-cell>
          <table:table-cell table:style-name="TableCell120">
            <text:p text:style-name="P121">5.4.1</text:p>
          </table:table-cell>
          <table:table-cell table:style-name="TableCell122">
            <text:p text:style-name="P123">Лексические единицы, обслуживающие ситуации общения, в пределах тематики<text:s/>начальной школы, в объёме 500 лексических единиц для двустороннего (рецептивного и продуктивного) усвоения, простейшие устойчивые <text:s/>словосочетания, оценочная лексика и речевые клише как элементы речевого этикета, отражающие культуру англоговорящих стран.</text:p>
            <text:p text:style-name="P124"/>
          </table:table-cell>
          <table:table-cell table:style-name="TableCell125">
            <text:p text:style-name="P126">ВО</text:p>
          </table:table-cell>
        </table:table-row>
        <table:table-row table:style-name="TableRow127">
          <table:table-cell table:style-name="TableCell128">
            <text:p text:style-name="P129">5</text:p>
          </table:table-cell>
          <table:table-cell table:style-name="TableCell130">
            <text:p text:style-name="P131">Базовый</text:p>
          </table:table-cell>
          <table:table-cell table:style-name="TableCell132">
            <text:p text:style-name="P133">5</text:p>
          </table:table-cell>
          <table:table-cell table:style-name="TableCell134">
            <text:p text:style-name="P135">5.4.1</text:p>
          </table:table-cell>
          <table:table-cell table:style-name="TableCell136">
            <text:p text:style-name="P137">Лексические единицы, обслуживающие ситуации общения, в пределах тематики начальной школы, в объёме 500 лексических единиц для двустороннего (рецептивного и продуктивного) усвоения, простейшие устойчивые <text:s/>словосочетания,<text:s/>оценочная лексика и речевые клише как элементы речевого этикета, отражающие культуру англоговорящих стран.</text:p>
            <text:p text:style-name="P138"/>
          </table:table-cell>
          <table:table-cell table:style-name="TableCell139">
            <text:p text:style-name="P140">КО</text:p>
          </table:table-cell>
        </table:table-row>
      </table:table>
      <text:p text:style-name="P141">Пояснения:</text:p>
      <text:p text:style-name="P142">КО (задания с кратким ответом)</text:p>
      <text:p text:style-name="P143">ВО (задания с выбором ответа)</text:p>
      <text:p text:style-name="P144">РО (задания с развёрнутым ответом)</text:p>
      <text:p text:style-name="P145">Критерии оценивания:</text:p>
      <text:p text:style-name="P146">29 б. – 31 б.<text:s/>=<text:s/>«5»</text:p>
      <text:p text:style-name="P147">22 б. – 28 б. = «4»</text:p>
      <text:p text:style-name="P148">15 б. – 21 б. = «3»</text:p>
      <text:p text:style-name="P149">Менее 14 б. отметка «2»</text:p>
      <text:p text:style-name="P150"/>
      <text:p text:style-name="P151"><text:bookmark-start text:name="_Hlk201768662"/></text:p>
      <text:p text:style-name="P152"><text:bookmark-end text:name="_Hlk201768662"/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Тематическая контрольная работа по английскому языку во 2 классе</text:p>
      <text:p text:style-name="Standard"><text:span text:style-name="T165">за<text:s/></text:span><text:span text:style-name="T166">I</text:span><text:span text:style-name="T167"><text:s/>полугодие</text:span><text:span text:style-name="T168">.</text:span></text:p>
      <text:p text:style-name="P169">Вариант – 1</text:p>
      <text:p text:style-name="P170"/>
      <text:p text:style-name="P171">1.Аудирование<text:s/></text:p>
      <text:p text:style-name="P172">Подпиши к заглавным и строчные буквы.</text:p>
      <text:p text:style-name="P173"><text:span text:style-name="T174"><text:line-break/></text:span>1. -<text:s/><text:span text:style-name="T175">G</text:span><text:s text:c="16"/>6. -<text:s/><text:span text:style-name="T176">B</text:span><text:s text:c="4"/></text:p>
      <text:p text:style-name="P177">2. -<text:s/><text:span text:style-name="T178">F</text:span><text:s text:c="17"/>7. -<text:s/><text:span text:style-name="T179">N</text:span><text:s text:c="15"/></text:p>
      <text:p text:style-name="P180">3. -<text:s/><text:span text:style-name="T181">S</text:span><text:s text:c="17"/>8. -<text:s/><text:span text:style-name="T182">K</text:span></text:p>
      <text:p text:style-name="P183">4. -<text:s/><text:span text:style-name="T184">T</text:span><text:s text:c="17"/>9. -<text:s/>С</text:p>
      <text:p text:style-name="P185">5. - А <text:s text:c="14"/>10. -<text:s/><text:span text:style-name="T186">Z</text:span></text:p>
      <text:p text:style-name="P187"><text:line-break/>2.Выбери правильный ответ.</text:p>
      <text:p text:style-name="P188">1.What<text:s/>is<text:s/>your<text:s/>name? <text:s text:c="15"/>a). Fine, thanks.</text:p>
      <text:p text:style-name="P189"><text:span text:style-name="T190"><text:s text:c="51"/></text:span><text:span text:style-name="T191">b). This is my sister.</text:span></text:p>
      <text:p text:style-name="P192"><text:s text:c="51"/>c). I’m Mary<text:s/></text:p>
      <text:p text:style-name="P193"/>
      <text:p text:style-name="P194">2.How are you? <text:s text:c="25"/>a). I’m Larry.</text:p>
      <text:p text:style-name="P195"><text:s text:c="51"/>b). Fine, thanks.</text:p>
      <text:p text:style-name="P196"><text:s text:c="51"/>c). Hello!</text:p>
      <text:p text:style-name="P197"><text:span text:style-name="T198">3.</text:span><text:span text:style-name="T199">Переведи</text:span><text:span text:style-name="T200"><text:s/></text:span><text:span text:style-name="T201">выражения</text:span><text:span text:style-name="T202">.</text:span></text:p>
      <text:p text:style-name="P203">1. a green garden –<text:s/></text:p>
      <text:p text:style-name="P204">2. a black dog –</text:p>
      <text:p text:style-name="P205">3. a blue kitchen –</text:p>
      <text:p text:style-name="P206">4.<text:s/><text:span text:style-name="T207">a</text:span><text:s/><text:span text:style-name="T208">white</text:span><text:s/><text:span text:style-name="T209">house</text:span><text:s/>–</text:p>
      <text:p text:style-name="P210"/>
      <text:p text:style-name="P211">4.Соедини цифры и слова.</text:p>
      <text:p text:style-name="P212"><text:span text:style-name="T213">1</text:span><text:span text:style-name="T214"><text:s/></text:span><text:span text:style-name="T215">-</text:span><text:span text:style-name="T216"><text:s/></text:span><text:span text:style-name="T217">___________________ <text:s text:c="24"/></text:span><text:span text:style-name="T218">a).</text:span><text:span text:style-name="T219"><text:s/></text:span><text:span text:style-name="T220">nine</text:span></text:p>
      <text:p text:style-name="P221"><text:span text:style-name="T222">2 - ___________________ <text:s text:c="24"/>b).</text:span><text:span text:style-name="T223"><text:s/></text:span><text:span text:style-name="T224">ten</text:span></text:p>
      <text:p text:style-name="P225"><text:span text:style-name="T226">3 - ___________________ <text:s text:c="24"/>c).<text:s/></text:span><text:span text:style-name="T227">eight</text:span></text:p>
      <text:p text:style-name="P228"><text:span text:style-name="T229">4 - ___________________ <text:s text:c="24"/>d). o</text:span><text:span text:style-name="T230">ne</text:span></text:p>
      <text:p text:style-name="P231"><text:span text:style-name="T232">5 - ___________________ <text:s text:c="24"/>e).<text:s/></text:span><text:span text:style-name="T233">four</text:span></text:p>
      <text:p text:style-name="P234"><text:span text:style-name="T235">6 - ___________________ <text:s text:c="24"/>f).<text:s/></text:span><text:span text:style-name="T236">three</text:span></text:p>
      <text:p text:style-name="P237"><text:span text:style-name="T238">7 - ___________________ <text:s text:c="24"/>g).<text:s/></text:span><text:span text:style-name="T239">six</text:span></text:p>
      <text:p text:style-name="P240"><text:span text:style-name="T241">8 - ___________________ <text:s text:c="24"/>h).<text:s/></text:span><text:span text:style-name="T242">seven</text:span></text:p>
      <text:p text:style-name="P243"><text:span text:style-name="T244">9 - ___________________ <text:s text:c="24"/>i).<text:s/></text:span><text:span text:style-name="T245">five</text:span></text:p>
      <text:p text:style-name="P246"><text:span text:style-name="T247">10 - __________________ <text:s text:c="24"/>j).<text:s/></text:span><text:span text:style-name="T248">two</text:span></text:p>
      <text:p text:style-name="P249"><text:span text:style-name="T250"><text:line-break/></text:span><text:span text:style-name="T251">5.</text:span><text:span text:style-name="T252">Переведи</text:span><text:span text:style-name="T253">.</text:span></text:p>
      <text:p text:style-name="P254">1. red –<text:s/></text:p>
      <text:p text:style-name="P255">2. black –</text:p>
      <text:p text:style-name="P256">3.<text:s/><text:span text:style-name="T257">yellow</text:span><text:s/>–</text:p>
      <text:p text:style-name="P258">4.<text:s/><text:span text:style-name="T259">green</text:span><text:s/>–</text:p>
      <text:p text:style-name="P260">5.<text:s/><text:span text:style-name="T261">brown</text:span><text:s/>–</text:p>
      <text:p text:style-name="P262">Тематическая контрольная работа по английскому языку во 2 классе</text:p>
      <text:p text:style-name="Standard"><text:span text:style-name="T263">за<text:s/></text:span><text:span text:style-name="T264">I</text:span><text:span text:style-name="T265"><text:s/>полугодие.</text:span></text:p>
      <text:p text:style-name="Standard"><text:span text:style-name="T266">Вариант –<text:s/></text:span><text:span text:style-name="T267">2</text:span></text:p>
      <text:p text:style-name="P268"/>
      <text:p text:style-name="P269">1.Аудирование<text:s/></text:p>
      <text:p text:style-name="P270">Подпиши к заглавным и строчные буквы.</text:p>
      <text:p text:style-name="P271"><text:span text:style-name="T272"><text:line-break/></text:span>1. -<text:s/><text:span text:style-name="T273">Z</text:span><text:s text:c="16"/>6. -<text:s/><text:span text:style-name="T274">B</text:span><text:s text:c="4"/></text:p>
      <text:p text:style-name="P275">2. -<text:s/><text:span text:style-name="T276">C</text:span><text:s text:c="15"/>7. -<text:s/><text:span text:style-name="T277">N</text:span><text:s text:c="15"/></text:p>
      <text:p text:style-name="P278">3. -<text:s/><text:span text:style-name="T279">S</text:span><text:s text:c="16"/>8. -<text:s/><text:span text:style-name="T280">K</text:span></text:p>
      <text:p text:style-name="P281">4. -<text:s/><text:span text:style-name="T282">T</text:span><text:s text:c="17"/>9. -<text:s/><text:span text:style-name="T283">F</text:span></text:p>
      <text:p text:style-name="P284">5. -<text:s/>А<text:s text:c="15"/>10. -<text:s/><text:span text:style-name="T285">G</text:span></text:p>
      <text:p text:style-name="P286"><text:span text:style-name="T287"><text:line-break/></text:span><text:span text:style-name="T288">2.Выбери правильный ответ.</text:span></text:p>
      <text:p text:style-name="P289">1. How are you? <text:s text:c="24"/>a). I’m Larry.</text:p>
      <text:p text:style-name="P290"><text:span text:style-name="T291"><text:s text:c="51"/></text:span><text:span text:style-name="T292">b). Fine, thanks</text:span>.</text:p>
      <text:p text:style-name="P293"><text:s text:c="51"/>c). <text:s/>Hello!</text:p>
      <text:p text:style-name="P294"/>
      <text:p text:style-name="P295">2. What is your name? <text:s text:c="14"/>a). Fine, thanks.</text:p>
      <text:p text:style-name="P296"><text:s text:c="51"/>b). This is my sister.</text:p>
      <text:p text:style-name="P297"><text:span text:style-name="T298"><text:s text:c="51"/>c</text:span>).<text:s/><text:span text:style-name="T299">I</text:span>’<text:span text:style-name="T300">m</text:span><text:s/><text:span text:style-name="T301">Mary</text:span>.</text:p>
      <text:p text:style-name="P302"><text:span text:style-name="T303">3.</text:span><text:span text:style-name="T304">Переведи</text:span><text:span text:style-name="T305"><text:s/></text:span><text:span text:style-name="T306">выражения</text:span><text:span text:style-name="T307">.</text:span></text:p>
      <text:p text:style-name="P308">1. a black dog –<text:s/></text:p>
      <text:p text:style-name="P309">2. a green garden –</text:p>
      <text:p text:style-name="P310">3. a white house –</text:p>
      <text:p text:style-name="P311">4.<text:s/>a blue kitchen<text:s/>–</text:p>
      <text:p text:style-name="P312"/>
      <text:p text:style-name="P313">4.Соедини цифры и слова.</text:p>
      <text:p text:style-name="P314">1 - ___________________ <text:s text:c="24"/><text:span text:style-name="T315">a</text:span>).<text:s/><text:span text:style-name="T316">two</text:span></text:p>
      <text:p text:style-name="P317"><text:span text:style-name="T318">2 - ___________________<text:s/></text:span><text:span text:style-name="T319"><text:s text:c="24"/>b).</text:span><text:span text:style-name="T320"><text:s/></text:span><text:span text:style-name="T321">five</text:span></text:p>
      <text:p text:style-name="P322"><text:span text:style-name="T323">3 - ___________________ <text:s text:c="24"/>c). eight</text:span></text:p>
      <text:p text:style-name="P324"><text:span text:style-name="T325">4 - ___________________ <text:s text:c="24"/>d). one</text:span></text:p>
      <text:p text:style-name="P326"><text:span text:style-name="T327">5 - ___________________ <text:s text:c="24"/>e). four</text:span></text:p>
      <text:p text:style-name="P328"><text:span text:style-name="T329">6 - ___________________ <text:s text:c="24"/>f). three</text:span></text:p>
      <text:p text:style-name="P330"><text:span text:style-name="T331">7 - ___________________ <text:s text:c="24"/>g). six</text:span></text:p>
      <text:p text:style-name="P332"><text:span text:style-name="T333">8 - ___________________ <text:s text:c="24"/>h). seven</text:span></text:p>
      <text:p text:style-name="P334"><text:span text:style-name="T335">9 - ___________________ <text:s text:c="24"/>i).<text:s/></text:span><text:span text:style-name="T336">ten</text:span></text:p>
      <text:p text:style-name="P337"><text:span text:style-name="T338">10 - __________________ <text:s text:c="24"/>j).<text:s/></text:span><text:span text:style-name="T339">nine</text:span></text:p>
      <text:p text:style-name="P340"><text:span text:style-name="T341"><text:line-break/></text:span><text:span text:style-name="T342">5.</text:span><text:span text:style-name="T343">Переведи</text:span><text:span text:style-name="T344">.</text:span></text:p>
      <text:p text:style-name="P345">1. brown –<text:s/></text:p>
      <text:p text:style-name="P346">2. black –</text:p>
      <text:p text:style-name="P347">3. yellow –</text:p>
      <text:p text:style-name="P348">4. green –</text:p>
      <text:p text:style-name="P349">5.<text:s/><text:span text:style-name="T350">red</text:span><text:s/>–</text:p>
      <text:p text:style-name="Standard"><text:span text:style-name="T351">Ключи<text:s/></text:span><text:span text:style-name="T352"><text:line-break/></text:span><text:span text:style-name="T353">Вариант – 1</text:span></text:p>
      <text:p text:style-name="P354"/>
      <text:p text:style-name="P355">1.Аудирование<text:s/></text:p>
      <text:p text:style-name="P356"><text:bookmark-start text:name="_Hlk201771022"/>1. - <text:s/><text:span text:style-name="T357">Gg</text:span><text:s text:c="14"/>6. –<text:s/><text:span text:style-name="T358">Bb</text:span><text:s text:c="4"/></text:p>
      <text:p text:style-name="P359">2. - Ff <text:s text:c="16"/>7. - Nn <text:s text:c="14"/></text:p>
      <text:p text:style-name="P360">3. - Ss <text:s text:c="15"/>8. - Kk</text:p>
      <text:p text:style-name="P361"><text:span text:style-name="T362">4. - Tt <text:s text:c="16"/>9. -<text:s/></text:span>Сс</text:p>
      <text:p text:style-name="P363">5. - Аа<text:s/><text:s text:c="14"/>10. -<text:s/><text:span text:style-name="T364">Zz</text:span></text:p>
      <text:p text:style-name="P365"><text:bookmark-end text:name="_Hlk201771022"/></text:p>
      <text:p text:style-name="P366">2.Выбери правильный ответ</text:p>
      <text:p text:style-name="P367">1. -<text:s/><text:span text:style-name="T368">c</text:span><text:s text:c="12"/>2. - <text:s/><text:span text:style-name="T369">b</text:span></text:p>
      <text:p text:style-name="P370"><text:bookmark-start text:name="_Hlk201771574"/></text:p>
      <text:p text:style-name="P371">3.Переведи выражения</text:p>
      <text:p text:style-name="P372"><text:bookmark-start text:name="_Hlk201768348"/><text:bookmark-end text:name="_Hlk201771574"/>1.- зелёный сад, 2.- чёрная собака, 3. - голубая кухня, 4. - белый дом</text:p>
      <text:p text:style-name="P373"><text:bookmark-end text:name="_Hlk201768348"/></text:p>
      <text:p text:style-name="P374">4.Соедини цифры и слова</text:p>
      <text:p text:style-name="P375">1.-<text:s/><text:span text:style-name="T376">d</text:span>, 2.-<text:s/><text:span text:style-name="T377">j</text:span>, 3.-<text:s/><text:span text:style-name="T378">f</text:span>, 4. -<text:s/><text:span text:style-name="T379">e</text:span>, <text:s/>5. -<text:s/><text:span text:style-name="T380">i</text:span>, 6. -<text:s/><text:span text:style-name="T381">g</text:span>, 7. -<text:s/><text:span text:style-name="T382">h</text:span>, 8. -<text:s/>с, 9. -<text:s/><text:span text:style-name="T383">a</text:span>, 10. -<text:s/><text:span text:style-name="T384">b</text:span>.</text:p>
      <text:p text:style-name="P385"/>
      <text:p text:style-name="P386"><text:span text:style-name="T387">5.Переведи.</text:span><text:line-break/>1.- красный, 2.- чёрный, 3. - жёлтый, 4. - зелёный, 5. -<text:s/><text:bookmark-start text:name="_Hlk201774321"/>коричневый</text:p>
      <text:p text:style-name="P388"><text:bookmark-end text:name="_Hlk201774321"/></text:p>
      <text:p text:style-name="Standard"><text:span text:style-name="T389">Вариант –<text:s/></text:span><text:span text:style-name="T390">2</text:span></text:p>
      <text:p text:style-name="P391"/>
      <text:p text:style-name="P392">1.Аудирование<text:s/></text:p>
      <text:p text:style-name="P393">1. - <text:s/><text:span text:style-name="T394">Zz</text:span><text:s text:c="15"/>6. –<text:s/><text:span text:style-name="T395">Bb</text:span><text:s text:c="4"/></text:p>
      <text:p text:style-name="P396">2. -<text:s/><text:span text:style-name="T397">Cc</text:span><text:s text:c="16"/>7. -<text:s/><text:span text:style-name="T398">Nn</text:span><text:s text:c="15"/></text:p>
      <text:p text:style-name="P399">3. - Ss <text:s text:c="15"/>8. - Kk</text:p>
      <text:p text:style-name="P400">4. - Tt <text:s text:c="16"/>9. - Ff</text:p>
      <text:p text:style-name="P401"><text:span text:style-name="T402">5. -<text:s/></text:span>Аа<text:span text:style-name="T403"><text:s text:c="15"/>10. -<text:s/></text:span><text:span text:style-name="T404">Gg</text:span></text:p>
      <text:p text:style-name="P405"/>
      <text:p text:style-name="P406">2.Выбери правильный ответ</text:p>
      <text:p text:style-name="P407">1. -<text:s/><text:span text:style-name="T408">b</text:span><text:s text:c="12"/>2. - <text:s/><text:span text:style-name="T409">c</text:span></text:p>
      <text:p text:style-name="P410"/>
      <text:p text:style-name="P411">3.Переведи выражения</text:p>
      <text:p text:style-name="P412">1.- чёрная собака, 2.- зелёный сад, 3. - белый дом, 4. - голубая кухня</text:p>
      <text:p text:style-name="P413"/>
      <text:p text:style-name="P414">4.Соедини цифры и слова</text:p>
      <text:p text:style-name="P415">1.-<text:s/><text:span text:style-name="T416">d</text:span>, 2.-<text:s/><text:span text:style-name="T417">a</text:span>, 3.-<text:s/><text:span text:style-name="T418">f</text:span>, 4. -<text:s/><text:span text:style-name="T419">e</text:span>, <text:s/>5. -<text:s/><text:span text:style-name="T420">b</text:span>, 6. -<text:s/><text:span text:style-name="T421">g</text:span>, 7. -<text:s/><text:span text:style-name="T422">h</text:span>, 8. - с, 9. -<text:s/><text:span text:style-name="T423">j</text:span>, 10. -<text:s/><text:span text:style-name="T424">i</text:span>.</text:p>
      <text:p text:style-name="P425"/>
      <text:p text:style-name="P426"><text:span text:style-name="T427">5.Переведи.</text:span><text:line-break/>1.-<text:s/>коричневый, 2.- чёрный, 3. - жёлтый, 4. - зелёный, 5. - красный</text:p>
      <text:p text:style-name="P428"/>
      <text:p text:style-name="P429"/>
      <text:p text:style-name="P430"/>
      <text:p text:style-name="P431"/>
      <text:p text:style-name="P4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Firstlineindent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PT Astra Serif" style:font-name-asian="PT Astra Serif" style:font-name-complex="PT Astra Serif" fo:font-size="14pt" style:font-size-asian="14pt" fo:hyphenate="false"/>
    </style:style>
    <style:style style:name="Heading" style:display-name="Heading" style:family="paragraph" style:parent-style-name="Standard" style:next-style-name="Firstlineindent">
      <style:text-properties fo:font-weight="bold" style:font-weight-asian="bold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0.5pt" style:font-size-asian="10.5pt" fo:hyphenate="false"/>
    </style:style>
    <style:style style:name="Названиеобъекта" style:display-name="Название объекта" style:family="paragraph" style:parent-style-name="Standard">
      <style:text-properties style:font-name-complex="Lohit Devanagari" fo:hyphenate="false"/>
    </style:style>
    <style:style style:name="Index" style:display-name="Index" style:family="paragraph" style:parent-style-name="Standard">
      <style:paragraph-properties fo:text-align="start"/>
      <style:text-properties style:font-name-complex="Lohit Devanagari" fo:font-size="10.5pt" style:font-size-asian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Заголовок" style:display-name="Заголовок" style:family="paragraph" style:parent-style-name="Standard" style:next-style-name="Firstlineindent">
      <style:paragraph-properties fo:margin-bottom="0.118in"/>
      <style:text-properties fo:font-weight="bold" style:font-weight-asian="bold" fo:font-size="10.5pt" style:font-size-asian="10.5pt" fo:hyphenate="false"/>
    </style:style>
    <style:style style:name="Подзаголовок" style:display-name="Подзаголовок" style:family="paragraph" style:parent-style-name="Standard" style:next-style-name="Firstlineindent">
      <style:paragraph-properties fo:text-align="justify" fo:margin-left="0.4923in">
        <style:tab-stops/>
      </style:paragraph-properties>
      <style:text-properties fo:font-weight="bold" style:font-weight-asian="bold" fo:font-size="10.5pt" style:font-size-asian="10.5pt"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style:style style:name="Hangingindent" style:display-name="Hanging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text-properties fo:hyphenate="false"/>
    </style:style>
    <style:style style:name="Приветствие" style:display-name="Приветствие" style:family="paragraph" style:parent-style-name="Standard">
      <style:text-properties fo:hyphenate="false"/>
    </style:style>
    <style:style style:name="Подпись" style:display-name="Подпись" style:family="paragraph" style:parent-style-name="Standard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hyphenate="false"/>
    </style:style>
    <style:style style:name="Numbering1Start" style:display-name="Numbering 1 Start" style:family="paragraph" style:parent-style-name="Список" style:next-style-name="Numbering1">
      <style:text-properties fo:hyphenate="false"/>
    </style:style>
    <style:style style:name="Numbering1" style:display-name="Numbering 1" style:family="paragraph" style:parent-style-name="Список" style:list-style-name="Numbering123">
      <style:text-properties fo:hyphenate="false"/>
    </style:style>
    <style:style style:name="Numbering1End" style:display-name="Numbering 1 End" style:family="paragraph" style:parent-style-name="Список" style:next-style-name="Numbering1">
      <style:text-properties fo:hyphenate="false"/>
    </style:style>
    <style:style style:name="Numbering1Cont." style:display-name="Numbering 1 Cont." style:family="paragraph" style:parent-style-name="Список">
      <style:text-properties fo:hyphenate="false"/>
    </style:style>
    <style:style style:name="Numbering2Start" style:display-name="Numbering 2 Start" style:family="paragraph" style:parent-style-name="Список" style:next-style-name="Numbering2">
      <style:text-properties fo:hyphenate="false"/>
    </style:style>
    <style:style style:name="Numbering2" style:display-name="Numbering 2" style:family="paragraph" style:parent-style-name="Список">
      <style:text-properties fo:hyphenate="false"/>
    </style:style>
    <style:style style:name="Numbering2End" style:display-name="Numbering 2 End" style:family="paragraph" style:parent-style-name="Список" style:next-style-name="Numbering2">
      <style:text-properties fo:hyphenate="false"/>
    </style:style>
    <style:style style:name="Numbering2Cont." style:display-name="Numbering 2 Cont." style:family="paragraph" style:parent-style-name="Список">
      <style:text-properties fo:hyphenate="false"/>
    </style:style>
    <style:style style:name="Numbering3Start" style:display-name="Numbering 3 Start" style:family="paragraph" style:parent-style-name="Список" style:next-style-name="Numbering3">
      <style:text-properties fo:hyphenate="false"/>
    </style:style>
    <style:style style:name="Numbering3" style:display-name="Numbering 3" style:family="paragraph" style:parent-style-name="Список">
      <style:text-properties fo:hyphenate="false"/>
    </style:style>
    <style:style style:name="Numbering3End" style:display-name="Numbering 3 End" style:family="paragraph" style:parent-style-name="Список" style:next-style-name="Numbering3">
      <style:text-properties fo:hyphenate="false"/>
    </style:style>
    <style:style style:name="Numbering3Cont." style:display-name="Numbering 3 Cont." style:family="paragraph" style:parent-style-name="Список">
      <style:text-properties fo:hyphenate="false"/>
    </style:style>
    <style:style style:name="Numbering4Start" style:display-name="Numbering 4 Start" style:family="paragraph" style:parent-style-name="Список" style:next-style-name="Numbering4">
      <style:text-properties fo:hyphenate="false"/>
    </style:style>
    <style:style style:name="Numbering4" style:display-name="Numbering 4" style:family="paragraph" style:parent-style-name="Список">
      <style:text-properties fo:hyphenate="false"/>
    </style:style>
    <style:style style:name="Numbering4End" style:display-name="Numbering 4 End" style:family="paragraph" style:parent-style-name="Список" style:next-style-name="Numbering4">
      <style:text-properties fo:hyphenate="false"/>
    </style:style>
    <style:style style:name="Numbering4Cont." style:display-name="Numbering 4 Cont." style:family="paragraph" style:parent-style-name="Список">
      <style:text-properties fo:hyphenate="false"/>
    </style:style>
    <style:style style:name="Numbering5Start" style:display-name="Numbering 5 Start" style:family="paragraph" style:parent-style-name="Список" style:next-style-name="Numbering5">
      <style:text-properties fo:hyphenate="false"/>
    </style:style>
    <style:style style:name="Numbering5" style:display-name="Numbering 5" style:family="paragraph" style:parent-style-name="Список">
      <style:text-properties fo:hyphenate="false"/>
    </style:style>
    <style:style style:name="Numbering5End" style:display-name="Numbering 5 End" style:family="paragraph" style:parent-style-name="Список" style:next-style-name="Numbering5">
      <style:text-properties fo:hyphenate="false"/>
    </style:style>
    <style:style style:name="Numbering5Cont." style:display-name="Numbering 5 Cont." style:family="paragraph" style:parent-style-name="Список">
      <style:text-properties fo:hyphenate="false"/>
    </style:style>
    <style:style style:name="List1Start" style:display-name="List 1 Start" style:family="paragraph" style:parent-style-name="Список" style:next-style-name="List1">
      <style:text-properties fo:hyphenate="false"/>
    </style:style>
    <style:style style:name="List1" style:display-name="List 1" style:family="paragraph" style:parent-style-name="Список" style:list-style-name="List1_1">
      <style:text-properties fo:hyphenate="false"/>
    </style:style>
    <style:style style:name="List1End" style:display-name="List 1 End" style:family="paragraph" style:parent-style-name="Список" style:next-style-name="List1">
      <style:text-properties fo:hyphenate="false"/>
    </style:style>
    <style:style style:name="List1Cont." style:display-name="List 1 Cont." style:family="paragraph" style:parent-style-name="Список">
      <style:text-properties fo:hyphenate="false"/>
    </style:style>
    <style:style style:name="List2Start" style:display-name="List 2 Start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>
      <style:text-properties fo:hyphenate="false"/>
    </style:style>
    <style:style style:name="List2End" style:display-name="List 2 End" style:family="paragraph" style:parent-style-name="Список" style:next-style-name="Список2">
      <style:text-properties fo:hyphenate="false"/>
    </style:style>
    <style:style style:name="List2Cont." style:display-name="List 2 Cont." style:family="paragraph" style:parent-style-name="Список">
      <style:text-properties fo:hyphenate="false"/>
    </style:style>
    <style:style style:name="List3Start" style:display-name="List 3 Start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>
      <style:text-properties fo:hyphenate="false"/>
    </style:style>
    <style:style style:name="List3End" style:display-name="List 3 End" style:family="paragraph" style:parent-style-name="Список" style:next-style-name="Список3">
      <style:text-properties fo:hyphenate="false"/>
    </style:style>
    <style:style style:name="List3Cont." style:display-name="List 3 Cont." style:family="paragraph" style:parent-style-name="Список">
      <style:text-properties fo:hyphenate="false"/>
    </style:style>
    <style:style style:name="List4Start" style:display-name="List 4 Start" style:family="paragraph" style:parent-style-name="Список" style:next-style-name="Список4">
      <style:text-properties fo:hyphenate="false"/>
    </style:style>
    <style:style style:name="Список4" style:display-name="Список 4" style:family="paragraph" style:parent-style-name="Список">
      <style:text-properties fo:hyphenate="false"/>
    </style:style>
    <style:style style:name="List4End" style:display-name="List 4 End" style:family="paragraph" style:parent-style-name="Список" style:next-style-name="Список4">
      <style:text-properties fo:hyphenate="false"/>
    </style:style>
    <style:style style:name="List4Cont." style:display-name="List 4 Cont." style:family="paragraph" style:parent-style-name="Список">
      <style:text-properties fo:hyphenate="false"/>
    </style:style>
    <style:style style:name="List5Start" style:display-name="List 5 Start" style:family="paragraph" style:parent-style-name="Список" style:next-style-name="Список5">
      <style:text-properties fo:hyphenate="false"/>
    </style:style>
    <style:style style:name="Список5" style:display-name="Список 5" style:family="paragraph" style:parent-style-name="Список">
      <style:text-properties fo:hyphenate="false"/>
    </style:style>
    <style:style style:name="List5End" style:display-name="List 5 End" style:family="paragraph" style:parent-style-name="Список" style:next-style-name="Список5">
      <style:text-properties fo:hyphenate="false"/>
    </style:style>
    <style:style style:name="List5Cont." style:display-name="List 5 Cont." style:family="paragraph" style:parent-style-name="Список"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text-properties fo:hyphenate="false"/>
    </style:style>
    <style:style style:name="Указатель3" style:display-name="Указатель 3" style:family="paragraph" style:parent-style-name="Index"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ContentsHeading" style:display-name="Contents Heading" style:family="paragraph" style:parent-style-name="Heading" style:nex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Headerleft" style:display-name="Head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erright" style:display-name="Foot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font-size="10.5pt" style:font-size-asian="10.5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fo:text-align="start"/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-asian="Source Han Sans CN Regular" style:font-name-complex="Lohit Devanagari" fo:hyphenate="false"/>
    </style:style>
    <style:style style:name="HorizontalLine" style:display-name="Horizontal Line" style:family="paragraph" style:parent-style-name="Standard" style:next-style-name="Textbody">
      <style:text-properties fo:font-size="10.5pt" style:font-size-asian="10.5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font-size="10.5pt" style:font-size-asian="10.5pt" fo:hyphenate="false"/>
    </style:style>
    <style:style style:name="Гриф_Экземпляр" style:display-name="Гриф_Экземпляр" style:family="paragraph" style:parent-style-name="Standard">
      <style:text-properties fo:font-size="12pt" style:font-size-asian="12pt" fo:hyphenate="false"/>
    </style:style>
    <style:style style:name="FigureIndexHeading" style:display-name="Figure Index Heading" style:family="paragraph" style:parent-style-name="Heading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омерстраницы" style:display-name="Номер страницы" style:family="text"/>
    <style:style style:name="Captioncharacters" style:display-name="Caption characters" style:family="text"/>
    <style:style style:name="DropCaps" style:display-name="Drop Cap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 fo:font-size="10.5pt" style:font-size-asian="10.5pt"/>
    </style:style>
    <style:style style:name="Example" style:display-name="Example" style:family="text">
      <style:text-properties style:font-name="Liberation Mono" style:font-name-asian="Liberation Mono" style:font-name-complex="Liberation Mono" fo:font-size="10.5pt" style:font-size-asian="10.5pt"/>
    </style:style>
    <style:style style:name="UserEntry" style:display-name="User Entry" style:family="text">
      <style:text-properties style:font-name="Liberation Mono" style:font-name-asian="Liberation Mono" style:font-name-complex="Liberation Mono" fo:font-size="10.5pt" style:font-size-asian="10.5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c2" style:display-name="c2" style:family="text" style:parent-style-name="Основнойшрифтабзаца"/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5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PT Astra Serif" style:font-name-asian="OpenSymbol" style:font-name-complex="OpenSymbol"/>
    </style:style>
    <style:style style:name="WW_CharLFO6LVL2" style:family="text">
      <style:text-properties style:font-name="PT Astra Serif" style:font-name-asian="OpenSymbol" style:font-name-complex="OpenSymbol"/>
    </style:style>
    <style:style style:name="WW_CharLFO6LVL3" style:family="text">
      <style:text-properties style:font-name="PT Astra Serif" style:font-name-asian="OpenSymbol" style:font-name-complex="OpenSymbol"/>
    </style:style>
    <style:style style:name="WW_CharLFO6LVL4" style:family="text">
      <style:text-properties style:font-name="PT Astra Serif" style:font-name-asian="OpenSymbol" style:font-name-complex="OpenSymbol"/>
    </style:style>
    <style:style style:name="WW_CharLFO6LVL5" style:family="text">
      <style:text-properties style:font-name="PT Astra Serif" style:font-name-asian="OpenSymbol" style:font-name-complex="OpenSymbol"/>
    </style:style>
    <style:style style:name="WW_CharLFO6LVL6" style:family="text">
      <style:text-properties style:font-name="PT Astra Serif" style:font-name-asian="OpenSymbol" style:font-name-complex="OpenSymbol"/>
    </style:style>
    <style:style style:name="WW_CharLFO6LVL7" style:family="text">
      <style:text-properties style:font-name="PT Astra Serif" style:font-name-asian="OpenSymbol" style:font-name-complex="OpenSymbol"/>
    </style:style>
    <style:style style:name="WW_CharLFO6LVL8" style:family="text">
      <style:text-properties style:font-name="PT Astra Serif" style:font-name-asian="OpenSymbol" style:font-name-complex="OpenSymbol"/>
    </style:style>
    <style:style style:name="WW_CharLFO6LVL9" style:family="text">
      <style:text-properties style:font-name="PT Astra Serif" style:font-name-asian="OpenSymbol" style:font-name-complex="OpenSymbol"/>
    </style:style>
    <text:list-style style:name="List1_1" style:display-name="List 1_1">
      <text:list-level-style-bullet text:level="1" text:style-name="WW_CharLFO6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6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6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6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6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6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6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6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6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Нумерованный1" style:display-name="Нумерованный 1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in" text:list-level-position-and-space-mode="label-alignment">
          <style:list-level-label-alignment text:label-followed-by="space" fo:margin-left="0in" fo:text-indent="0.7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in" text:list-level-position-and-space-mode="label-alignment">
          <style:list-level-label-alignment text:label-followed-by="space" fo:margin-left="0in" fo:text-indent="1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in" text:list-level-position-and-space-mode="label-alignment">
          <style:list-level-label-alignment text:label-followed-by="space" fo:margin-left="0in" fo:text-indent="1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in" text:list-level-position-and-space-mode="label-alignment">
          <style:list-level-label-alignment text:label-followed-by="space" fo:margin-left="0in" fo:text-indent="1.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in" text:list-level-position-and-space-mode="label-alignment">
          <style:list-level-label-alignment text:label-followed-by="space" fo:margin-left="0in" fo:text-indent="1.7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in" text:list-level-position-and-space-mode="label-alignment">
          <style:list-level-label-alignment text:label-followed-by="space" fo:margin-left="0in" fo:text-indent="2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in" text:list-level-position-and-space-mode="label-alignment">
          <style:list-level-label-alignment text:label-followed-by="space" fo:margin-left="0in" fo:text-indent="2.25in"/>
        </style:list-level-properties>
      </text:list-level-style-number>
    </text:list-style>
    <text:list-style style:name="Нумерованныйа" style:display-name="Нумерованный а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Нумерованныйдлятаблиц" style:display-name="Нумерованный для таблиц">
      <text:list-level-style-number text:level="1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2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creator>Darth Vader</dc:creator>
    <meta:creation-date>2025-06-24T10:43:00Z</meta:creation-date>
    <dc:date>2025-06-25T17:06:00Z</dc:date>
    <meta:template xlink:href="Normal" xlink:type="simple"/>
    <meta:editing-cycles>5</meta:editing-cycles>
    <meta:editing-duration>PT33900S</meta:editing-duration>
    <meta:document-statistic meta:page-count="1" meta:paragraph-count="15" meta:word-count="1176" meta:character-count="7866" meta:row-count="55" meta:non-whitespace-character-count="6705"/>
  </office:meta>
</office:document-meta>
</file>